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2.302cm" style:rel-column-width="7939*"/>
    </style:style>
    <style:style style:name="Table1.B" style:family="table-column">
      <style:table-column-properties style:column-width="16.699cm" style:rel-column-width="5759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805cm" style:rel-column-width="34168*"/>
    </style:style>
    <style:style style:name="Таблица1.B" style:family="table-column">
      <style:table-column-properties style:column-width="3cm" style:rel-column-width="10455*"/>
    </style:style>
    <style:style style:name="Таблица1.D" style:family="table-column">
      <style:table-column-properties style:column-width="3cm" style:rel-column-width="1045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Таблица1.D1" style:family="table-cell" style:data-style-name="N0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B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Таблица1.D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Standard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/>
    </style:style>
    <style:style style:name="P7" style:family="paragraph" style:parent-style-name="Text_20_body">
      <style:text-properties style:font-name="Cambria" fo:language="ru" fo:country="RU" fo:font-weight="bold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Cambria" fo:language="ru" fo:country="RU" fo:font-weight="bold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Cambria" fo:language="ru" fo:country="RU"/>
    </style:style>
    <style:style style:name="P10" style:family="paragraph" style:parent-style-name="Text_20_body">
      <style:text-properties style:font-name="Cambria" fo:language="en" fo:country="US"/>
    </style:style>
    <style:style style:name="P11" style:family="paragraph" style:parent-style-name="Heading_20_1">
      <style:text-properties style:font-name="Cambria"/>
    </style:style>
    <style:style style:name="P12" style:family="paragraph" style:parent-style-name="Text_20_body" style:list-style-name="L1">
      <style:text-properties style:font-name="Cambria" fo:language="ru" fo:country="RU"/>
    </style:style>
    <style:style style:name="P13" style:family="paragraph" style:parent-style-name="Text_20_body" style:list-style-name="L2">
      <style:text-properties style:font-name="Cambria" fo:language="ru" fo:country="RU"/>
    </style:style>
    <style:style style:name="P14" style:family="paragraph" style:parent-style-name="Text_20_body" style:list-style-name="L3">
      <style:text-properties style:font-name="Cambria" fo:language="ru" fo:country="RU"/>
    </style:style>
    <style:style style:name="P15" style:family="paragraph" style:parent-style-name="Text_20_body" style:list-style-name="L4">
      <style:text-properties style:font-name="Cambria" fo:language="ru" fo:country="RU"/>
    </style:style>
    <style:style style:name="P16" style:family="paragraph" style:parent-style-name="Text_20_body" style:list-style-name="L5">
      <style:text-properties style:font-name="Cambria" fo:language="ru" fo:country="RU"/>
    </style:style>
    <style:style style:name="P17" style:family="paragraph" style:parent-style-name="Text_20_body" style:list-style-name="L6">
      <style:text-properties style:font-name="Cambria" fo:language="ru" fo:country="RU"/>
    </style:style>
    <style:style style:name="P18" style:family="paragraph" style:parent-style-name="Text_20_body" style:list-style-name="L7">
      <style:text-properties style:font-name="Cambria"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style:text-position="sub 58%"/>
    </style:style>
    <style:style style:name="T4" style:family="text">
      <style:text-properties style:text-position="super 58%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73cm" svg:height="0.873cm" draw:z-index="1"><draw:image xlink:href="../images/0251.png" xlink:type="simple" xlink:show="embed" xlink:actuate="onLoad"/></draw:frame></text:p>
          </table:table-cell>
          <table:table-cell table:style-name="Table1.B1" office:value-type="string">
            <text:h text:style-name="P11" text:outline-level="1">Многозвенный манипулятор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скалярный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Графический объект2" text:anchor-type="as-char" svg:width="1.799cm" svg:height="2.646cm" draw:z-index="0"><draw:image xlink:href="../images/0251_in_scheme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реализует математическую модель манипулятора на основе уравнения Лагранжа 2-го рода. Манипулятор рассматривается как система твердых тел, соединенных кинематическими парами пятого класса (вращательными и поступательными), представляющая разомкнутую кинематическую цепь. Первое звено с помощью кинематической пары пятого класса соединено с неподвижной стойкой. Последнее N-e звено — схват. Звенья манипулятора перенумерованы последовательно 1, 2, ..., N. C каждым звеном связана собственная система координат О<text:span text:style-name="T3">i</text:span>X<text:span text:style-name="T3">i</text:span>Y<text:span text:style-name="T3">i</text:span>Z<text:span text:style-name="T3">i</text:span> , а с основанием – неподвижная система координат О<text:span text:style-name="T3">0</text:span>X<text:span text:style-name="T3">0</text:span>Y<text:span text:style-name="T3">0</text:span>Z<text:span text:style-name="T3">0</text:span>. Для составления уравнений движения механизма используется система координат Денавита – Хартенберга.</text:p>
            <text:p text:style-name="P7">Блок имеет следующие входные и выходные сигналы:</text:p>
            <text:p text:style-name="P6">На входные порты блока подаются сигналы:</text:p>
            <text:list xml:id="list3640941122145062501" text:style-name="L1">
              <text:list-item>
                <text:p text:style-name="P12">Моменты в сочленениях для вращательных звеньев (силы – для поступательных).</text:p>
              </text:list-item>
              <text:list-item>
                <text:p text:style-name="P12">Сила, приложенная в указанной точке.</text:p>
              </text:list-item>
              <text:list-item>
                <text:p text:style-name="P12">Момент, действующий на последнее звено (в проекциях на оси системы координат О<text:span text:style-name="T3">0</text:span>X<text:span text:style-name="T3">0</text:span>Y<text:span text:style-name="T3">0</text:span>Z<text:span text:style-name="T3">0</text:span>).</text:p>
              </text:list-item>
            </text:list>
            <text:p text:style-name="P6">На выходных портах блока формируются сигналы:</text:p>
            <text:list xml:id="list6294388195047847702" text:style-name="L2">
              <text:list-item>
                <text:p text:style-name="P13">Положения в сочленениях (обобщенные координаты звеньев).</text:p>
              </text:list-item>
              <text:list-item>
                <text:p text:style-name="P13">Скорости в сочленениях (обобщенные скорости звеньев).</text:p>
              </text:list-item>
            </text:list>
            <text:p text:style-name="P6"><text:span text:style-name="T1">Свойства</text:span>:</text:p>
            <text:list xml:id="list5185862023937905646" text:style-name="L3">
              <text:list-item>
                <text:p text:style-name="P14">Число звеньев цепи N.</text:p>
              </text:list-item>
              <text:list-item>
                <text:p text:style-name="P14">Типы кинематических пар звеньев (0 — вращательная, 1 — поступательная).</text:p>
              </text:list-item>
              <text:list-item>
                <text:p text:style-name="P14">Начальные значения координат (Q<text:span text:style-name="T3">i</text:span> [рад]* — для вращательной, D<text:span text:style-name="T3">i</text:span> [м] — для поступательной).</text:p>
              </text:list-item>
              <text:list-item>
                <text:p text:style-name="P14">Начальные значения скоростей (d Q<text:span text:style-name="T3">i</text:span>/dt[рад/с] —для вращательной, dD<text:span text:style-name="T3">i</text:span>/dt[м/с] <text:s/>— для поступательной).</text:p>
              </text:list-item>
              <text:list-item>
                <text:p text:style-name="P14">Свойства A<text:span text:style-name="T3">i</text:span> [м].</text:p>
              </text:list-item>
              <text:list-item>
                <text:p text:style-name="P14">Свойство Alpha<text:span text:style-name="T3">i</text:span> [рад].</text:p>
              </text:list-item>
              <text:list-item>
                <text:p text:style-name="P14">D<text:span text:style-name="T3">i</text:span> [м] – для вращательной, Q<text:span text:style-name="T3">i</text:span> [рад] – для поступательной.</text:p>
              </text:list-item>
            </text:list>
            <text:p text:style-name="P6"><text:soft-page-break/>Моменты инерции для каждого звена :</text:p>
            <text:list xml:id="list7925408435896755449" text:style-name="L4">
              <text:list-item>
                <text:p text:style-name="P15">Jxx<text:span text:style-name="T3">i</text:span> [кг/м<text:span text:style-name="T4">2</text:span>] <text:s/>(относительно плоскости Y<text:span text:style-name="T3">i</text:span>O<text:span text:style-name="T3">i</text:span>Z<text:span text:style-name="T3">i</text:span> ).</text:p>
              </text:list-item>
              <text:list-item>
                <text:p text:style-name="P15">Jyy<text:span text:style-name="T3">i</text:span> [кг/м<text:span text:style-name="T4">2</text:span>] <text:s text:c="2"/>(относительно плоскости X<text:span text:style-name="T3">i</text:span>O<text:span text:style-name="T3">i</text:span>Z<text:span text:style-name="T3">i</text:span> ).</text:p>
              </text:list-item>
              <text:list-item>
                <text:p text:style-name="P15">Jzz<text:span text:style-name="T3">i</text:span> [кг/м<text:span text:style-name="T4">2</text:span>] <text:s text:c="2"/>(относительно плоскости X<text:span text:style-name="T3">i</text:span>O<text:span text:style-name="T3">i</text:span>Y<text:span text:style-name="T3">i</text:span> ).</text:p>
              </text:list-item>
            </text:list>
            <text:p text:style-name="P6">Центробежный момент инерции для каждого звена:</text:p>
            <text:list xml:id="list8491796747225805501" text:style-name="L5">
              <text:list-item>
                <text:p text:style-name="P16">Jxz<text:span text:style-name="T3">i</text:span> [кг/м<text:span text:style-name="T4">2</text:span>].</text:p>
              </text:list-item>
              <text:list-item>
                <text:p text:style-name="P16">Jyz<text:span text:style-name="T3">i</text:span> [кг/м<text:span text:style-name="T4">2</text:span>].</text:p>
              </text:list-item>
              <text:list-item>
                <text:p text:style-name="P16">Jxy<text:span text:style-name="T3">i</text:span> [кг/м<text:span text:style-name="T4">2</text:span>].</text:p>
              </text:list-item>
            </text:list>
            <text:p text:style-name="P6">Статические моменты для каждого звена:</text:p>
            <text:list xml:id="list1647474444907315941" text:style-name="L6">
              <text:list-item>
                <text:p text:style-name="P17">Sx<text:span text:style-name="T3">i</text:span> [кг/м].</text:p>
              </text:list-item>
              <text:list-item>
                <text:p text:style-name="P17">Sy<text:span text:style-name="T3">i</text:span> [кг/м].</text:p>
              </text:list-item>
              <text:list-item>
                <text:p text:style-name="P17">Sz<text:span text:style-name="T3">i</text:span> [кг/м].</text:p>
              </text:list-item>
              <text:list-item>
                <text:p text:style-name="P17">Массы звеньев M<text:span text:style-name="T3">i</text:span> [кг].</text:p>
              </text:list-item>
              <text:list-item>
                <text:p text:style-name="P17">Ориентация вектора g в базовой системе координат [x,y,z].</text:p>
              </text:list-item>
            </text:list>
            <text:p text:style-name="P6">* Параметры A<text:span text:style-name="T3">i</text:span>, Alpha<text:span text:style-name="T3">i</text:span>, Q<text:span text:style-name="T3">i</text:span>, D<text:span text:style-name="T3">i</text:span> определяются по приведенному ниже алгоритму.</text:p>
            <text:p text:style-name="P7">Алгоритм выбора системы координат и определения параметров A<text:span text:style-name="T3">i</text:span>, Alpha<text:span text:style-name="T3">i</text:span>, Q<text:span text:style-name="T3">i</text:span>, D<text:span text:style-name="T3">i</text:span>.</text:p>
            <text:p text:style-name="P6">Для определения параметров манипулятора в системе координат Денавита-Хартенберга необходимо:</text:p>
            <text:list xml:id="list1183897353665043029" text:style-name="L7">
              <text:list-item>
                <text:p text:style-name="P18">Определить базовые координаты [X<text:span text:style-name="T3">0</text:span> Y<text:span text:style-name="T3">0</text:span> Z<text:span text:style-name="T3">0</text:span>] так, чтобы ось Z<text:span text:style-name="T3">0</text:span> совпадала с осью первого сочленения.</text:p>
              </text:list-item>
              <text:list-item>
                <text:p text:style-name="P18">Направить все оси Z<text:span text:style-name="T3">i</text:span> по осям поступательного движения или вращения i - го звена относительно (i-1) - го звена.</text:p>
              </text:list-item>
              <text:list-item>
                <text:p text:style-name="P18">Задать начало i-й системы координат в точках пересечения оси Z<text:span text:style-name="T3">i</text:span> с общей нормалью к осям Z<text:span text:style-name="T3">i</text:span> и Z<text:span text:style-name="T3">i</text:span>-l.</text:p>
              </text:list-item>
              <text:list-item>
                <text:p text:style-name="P18">Задать оси X<text:span text:style-name="T3">i</text:span> в каждом i-м сочленении вдоль общей нормали к осям Z<text:span text:style-name="T3">i</text:span>-1 и Z<text:span text:style-name="T3">i</text:span>.</text:p>
              </text:list-item>
              <text:list-item>
                <text:p text:style-name="P18">Задать оси Y<text:span text:style-name="T3">i</text:span>, так чтобы образовать правые тройки координат.</text:p>
              </text:list-item>
              <text:list-item>
                <text:p text:style-name="P18">Найти D<text:span text:style-name="T3">i</text:span> как расстояние от начала координат (i-1)-й системы координат до точки пересечения осей Z<text:span text:style-name="T3">i</text:span>-l и X<text:span text:style-name="T3">i</text:span>, измеренного в направлении оси Z<text:span text:style-name="T3">i</text:span>-l. Если i-е сочленение является поступательным, то D<text:span text:style-name="T3">i</text:span> является обобщенной координатой.</text:p>
              </text:list-item>
              <text:list-item>
                <text:p text:style-name="P18">Найти A<text:span text:style-name="T3">i</text:span> как расстояние от начала (i-1)-й системы координат до точки пересечения осей Z<text:span text:style-name="T3">i</text:span> и X<text:span text:style-name="T3">i</text:span>, измеренного в направлении оси X<text:span text:style-name="T3">i</text:span>.</text:p>
              </text:list-item>
              <text:list-item>
                <text:p text:style-name="P18">Найти Q<text:span text:style-name="T3">i</text:span> как угол поворота от оси X<text:span text:style-name="T3">i</text:span>-l до оси X<text:span text:style-name="T3">i</text:span> вокруг оси Z<text:span text:style-name="T3">i</text:span>-l.</text:p>
              </text:list-item>
              <text:list-item>
                <text:p text:style-name="P18">Найти Alpha<text:span text:style-name="T3">i</text:span> как угол поворота от оси Z<text:span text:style-name="T3">i</text:span>-l до оси Z<text:span text:style-name="T3">i</text:span> относительно <text:s/>оси X<text:span text:style-name="T3">i</text:span>.</text:p>
              </text:list-item>
            </text:list>
            <text:p text:style-name="P7">Пример заполнения диалогового окна:</text:p>
            <text:p text:style-name="P6"><text:soft-page-break/>На рис.1 показана схема трехзвенного манипулятора.</text:p>
            <text:p text:style-name="P9"><draw:frame draw:style-name="fr1" draw:name="Графический объект3" text:anchor-type="as-char" svg:width="7.938cm" svg:height="9.869cm" draw:z-index="2"><draw:image xlink:href="../images/0251_ris_1.PNG" xlink:type="simple" xlink:show="embed" xlink:actuate="onLoad"/></draw:frame></text:p>
            <text:p text:style-name="P8">Рисунок 1</text:p>
            <table:table table:name="Таблица1" table:style-name="Таблица1">
              <table:table-column table:style-name="Таблица1.A"/>
              <table:table-column table:style-name="Таблица1.B" table:number-columns-repeated="2"/>
              <table:table-column table:style-name="Таблица1.D"/>
              <table:table-row>
                <table:table-cell table:style-name="Таблица1.A1" office:value-type="string">
                  <text:p text:style-name="P5">N звена/<text:span text:style-name="T2">Свойство</text:span></text:p>
                </table:table-cell>
                <table:table-cell table:style-name="Таблица1.B1" office:value-type="float" office:value="1">
                  <text:p text:style-name="P5">1</text:p>
                </table:table-cell>
                <table:table-cell table:style-name="Таблица1.B1" office:value-type="float" office:value="2">
                  <text:p text:style-name="P5">2</text:p>
                </table:table-cell>
                <table:table-cell table:style-name="Таблица1.D1" office:value-type="float" office:value="3">
                  <text:p text:style-name="P5">3</text:p>
                </table:table-cell>
              </table:table-row>
              <table:table-row>
                <table:table-cell table:style-name="Таблица1.A2" office:value-type="string">
                  <text:p text:style-name="P6">Длина, м</text:p>
                </table:table-cell>
                <table:table-cell table:style-name="Таблица1.B2" office:value-type="float" office:value="1">
                  <text:p text:style-name="P5">1</text:p>
                </table:table-cell>
                <table:table-cell table:style-name="Таблица1.B2" office:value-type="float" office:value="0">
                  <text:p text:style-name="P5">0.8</text:p>
                </table:table-cell>
                <table:table-cell table:style-name="Таблица1.D2" office:value-type="float" office:value="41061">
                  <text:p text:style-name="P5">1.6</text:p>
                </table:table-cell>
              </table:table-row>
              <table:table-row>
                <table:table-cell table:style-name="Таблица1.A2" office:value-type="string">
                  <text:p text:style-name="P6">Масса, кг</text:p>
                </table:table-cell>
                <table:table-cell table:style-name="Таблица1.B2" office:value-type="float" office:value="50">
                  <text:p text:style-name="P5">50</text:p>
                </table:table-cell>
                <table:table-cell table:style-name="Таблица1.B2" office:value-type="float" office:value="20">
                  <text:p text:style-name="P5">20</text:p>
                </table:table-cell>
                <table:table-cell table:style-name="Таблица1.D2" office:value-type="float" office:value="10">
                  <text:p text:style-name="P5">1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x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y, кг/м<text:span text:style-name="T4">2</text:span></text:p>
                </table:table-cell>
                <table:table-cell table:style-name="Таблица1.B2" office:value-type="float" office:value="0">
                  <text:p text:style-name="P5">16.7</text:p>
                </table:table-cell>
                <table:table-cell table:style-name="Таблица1.B2" office:value-type="float" office:value="0">
                  <text:p text:style-name="P5">4.27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z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8.53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yz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Момент инерции Jxy, кг/м<text:span text:style-name="T4">2</text:span>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x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y, кг/м</text:p>
                </table:table-cell>
                <table:table-cell table:style-name="Таблица1.B2" office:value-type="float" office:value="0">
                  <text:p text:style-name="P5">25</text:p>
                </table:table-cell>
                <table:table-cell table:style-name="Таблица1.B2" office:value-type="float" office:value="0">
                  <text:p text:style-name="P5">8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татический момент Sz, кг/м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-8</text:p>
                </table:table-cell>
              </table:table-row>
              <table:table-row>
                <table:table-cell table:style-name="Таблица1.A2" office:value-type="string">
                  <text:p text:style-name="P6">Свойство A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B2" office:value-type="float" office:value="0">
                  <text:p text:style-name="P5">0</text:p>
                </table:table-cell>
                <table:table-cell table:style-name="Таблица1.D2" office:value-type="float" office:value="0">
                  <text:p text:style-name="P5">0</text:p>
                </table:table-cell>
              </table:table-row>
              <table:table-row>
                <table:table-cell table:style-name="Таблица1.A2" office:value-type="string">
                  <text:p text:style-name="P6">Свойство D</text:p>
                </table:table-cell>
                <table:table-cell table:style-name="Таблица1.B2" office:value-type="float" office:value="0">
                  <text:p text:style-name="P5">1</text:p>
                </table:table-cell>
                <table:table-cell table:style-name="Таблица1.B2" office:value-type="float" office:value="0">
                  <text:p text:style-name="P10">D2</text:p>
                </table:table-cell>
                <table:table-cell table:style-name="Таблица1.D2" office:value-type="float" office:value="0">
                  <text:p text:style-name="P10">D3</text:p>
                </table:table-cell>
              </table:table-row>
              <table:table-row>
                <table:table-cell table:style-name="Таблица1.A2" office:value-type="string">
                  <text:p text:style-name="P6">Свойство Q</text:p>
                </table:table-cell>
                <table:table-cell table:style-name="Таблица1.B2" office:value-type="float" office:value="0">
                  <text:p text:style-name="P10">Q1</text:p>
                </table:table-cell>
                <table:table-cell table:style-name="Таблица1.B2" office:value-type="float" office:value="0">
                  <text:p text:style-name="P10">0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  <table:table-row>
                <table:table-cell table:style-name="Таблица1.A2" office:value-type="string">
                  <text:p text:style-name="P6">Свойство Alpha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B2" office:value-type="float" office:value="0">
                  <text:p text:style-name="P10">-pi/2</text:p>
                </table:table-cell>
                <table:table-cell table:style-name="Таблица1.D2" office:value-type="float" office:value="0">
                  <text:p text:style-name="P10">0</text:p>
                </table:table-cell>
              </table:table-row>
            </table:table>
            <text:p text:style-name="P6"><text:soft-page-break/></text:p>
            <text:p text:style-name="P6">D2, D3 и Q1 являются обобщенными координатами.</text:p>
            <text:p text:style-name="P6">Вектор g направлен вниз параллельно оси Z<text:span text:style-name="T3">0</text:span>. Начальные скорости равны 0. Начальные координаты равны соответственно 1.57 рад, 0.2 м, 0 м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top="0cm" fo:margin-bottom="0cm"/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Многозвенный манипулятор</dc:title>
    <dc:date>2014-12-09T22:28:15.84</dc:date>
    <meta:generator>OpenOffice/4.1.1$Win32 OpenOffice.org_project/411m6$Build-9775</meta:generator>
    <meta:editing-duration>PT3H11M27S</meta:editing-duration>
    <meta:editing-cycles>69</meta:editing-cycles>
    <meta:document-statistic meta:table-count="2" meta:image-count="3" meta:object-count="0" meta:page-count="4" meta:paragraph-count="119" meta:word-count="621" meta:character-count="3856"/>
  </office:meta>
</office:document-meta>
</file>